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996600" draw:fill="solid"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cm" svg:stroke-color="#99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color="#ff9900" draw:fill="solid" draw:fill-color="#ff99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cm" svg:stroke-color="#ff9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ffff66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DejaVu Sans Mono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color="#ff3333" style:font-name="DejaVu Sans Mono" fo:font-size="10pt" style:font-size-asian="10pt" style:font-size-complex="10pt"/>
    </style:style>
    <style:style style:name="P6" style:family="paragraph">
      <style:text-properties fo:color="#ff9900"/>
    </style:style>
    <style:style style:name="P7" style:family="paragraph">
      <style:text-properties fo:color="#ff9900" style:font-name="DejaVu Sans Mono" fo:font-size="10pt" style:font-size-asian="10pt" style:font-size-complex="10pt"/>
    </style:style>
    <style:style style:name="P8" style:family="paragraph">
      <style:text-properties fo:color="#ffff66"/>
    </style:style>
    <style:style style:name="P9" style:family="paragraph">
      <style:text-properties fo:color="#ffff66" style:font-name="DejaVu Sans Mono" fo:font-size="10pt" style:font-size-asian="10pt" style:font-size-complex="10pt"/>
    </style:style>
    <style:style style:name="P10" style:family="paragraph">
      <style:text-properties fo:color="#996600"/>
    </style:style>
    <style:style style:name="P11" style:family="paragraph">
      <style:text-properties fo:color="#996600" style:font-name="DejaVu Sans Mono" fo:font-size="10pt" style:font-size-asian="10pt" style:font-size-complex="10pt"/>
    </style:style>
    <style:style style:name="T1" style:family="text">
      <style:text-properties fo:color="#000000" style:font-name="DejaVu Sans Mono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3333" style:font-name="DejaVu Sans Mono" fo:font-size="10pt" style:font-size-asian="10pt" style:font-size-complex="10pt"/>
    </style:style>
    <style:style style:name="T5" style:family="text">
      <style:text-properties fo:color="#ff9900" style:font-name="DejaVu Sans Mono" fo:font-size="10pt" style:font-size-asian="10pt" style:font-size-complex="10pt"/>
    </style:style>
    <style:style style:name="T6" style:family="text">
      <style:text-properties fo:color="#ffff66" style:font-name="DejaVu Sans Mono" fo:font-size="10pt" style:font-size-asian="10pt" style:font-size-complex="10pt"/>
    </style:style>
    <style:style style:name="T7" style:family="text">
      <style:text-properties fo:color="#996600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322cm" svg:height="3.283cm" draw:transform="rotate (0.0996583002888762) translate (10.0792401767475cm 4.59206635512435cm)" svg:viewBox="0 0 1323 3284" draw:points="0,3224 597,3284 925,0 1323,40">
          <text:p/>
        </draw:polyline>
        <draw:polyline draw:style-name="gr1" draw:text-style-name="P1" draw:layer="layout" svg:width="1.969cm" svg:height="2.616cm" draw:transform="rotate (0.0996583002888762) translate (10.7396288879172cm 5.99601661412961cm)" svg:viewBox="0 0 1970 2617" draw:points="0,2617 80,1821 1771,1990 1970,0">
          <text:p/>
        </draw:polyline>
        <draw:frame draw:style-name="gr2" draw:text-style-name="P1" draw:layer="layout" svg:width="7.14cm" svg:height="4.39cm" svg:x="1.07cm" svg:y="1.02cm">
          <draw:image xlink:href="Pictures/1000020100000188000000F161484D61.png" xlink:type="simple" xlink:show="embed" xlink:actuate="onLoad">
            <text:p/>
          </draw:image>
        </draw:frame>
        <draw:polyline draw:style-name="gr3" draw:text-style-name="P1" draw:layer="layout" svg:width="2.586cm" svg:height="2.845cm" draw:transform="rotate (0.0996583002888762) translate (6.14260064022218cm 5.22573724468382cm)" svg:viewBox="0 0 2587 2846" draw:points="2587,2846 0,2587 259,0">
          <text:p/>
        </draw:polyline>
        <draw:custom-shape draw:style-name="gr4" draw:text-style-name="P1" draw:layer="layout" svg:width="0.2cm" svg:height="0.2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6.3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6cm" svg:height="0.666cm" svg:x="6.34cm" svg:y="7.162cm">
          <draw:text-box>
            <text:p><text:span text:style-name="T1">P8_02</text:span></text:p>
          </draw:text-box>
        </draw:frame>
        <draw:polyline draw:style-name="gr7" draw:text-style-name="P1" draw:layer="layout" svg:width="3.183cm" svg:height="0.914cm" draw:transform="rotate (0.0996583002888762) translate (5.74060014774358cm 5.2059393641578cm)" svg:viewBox="0 0 3184 915" draw:points="60,0 0,597 3184,915">
          <text:p/>
        </draw:polyline>
        <draw:g>
          <draw:custom-shape draw:style-name="gr8" draw:text-style-name="P1" draw:layer="layout" svg:width="1.4cm" svg:height="1.4cm" svg:x="11.986cm" svg:y="3.784cm">
            <text:p text:style-name="P1">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path draw:style-name="gr9" draw:text-style-name="P1" draw:layer="layout" svg:width="0.999cm" svg:height="0.099cm" svg:x="11.685cm" svg:y="5.683cm" svg:viewBox="0 0 1000 100" svg:d="M0 100h200c0 0 17-100 100-100s100 100 100 100c0 0-17-100 100-100s100 100 100 100c0 0 0-100 100-100s100 100 100 100h200">
                <text:p/>
              </draw:path>
              <draw:custom-shape draw:style-name="gr5" draw:text-style-name="P1" draw:layer="layout" svg:width="0.2cm" svg:height="0.2cm" svg:x="12.585cm" svg:y="5.6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2cm" svg:height="0.2cm" svg:x="11.586cm" svg:y="5.6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1" draw:layer="layout" svg:width="0.999cm" svg:height="0.099cm" svg:x="12.686cm" svg:y="5.672cm" svg:viewBox="0 0 1000 100" svg:d="M0 100h200c0 0 17-100 100-100s100 100 100 100c0 0-17-100 100-100s100 100 100 100c0 0 0-100 100-100s100 100 100 100h200">
                <text:p/>
              </draw:path>
              <draw:custom-shape draw:style-name="gr5" draw:text-style-name="P1" draw:layer="layout" svg:width="0.2cm" svg:height="0.2cm" svg:x="13.586cm" svg:y="5.6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2cm" svg:height="0.2cm" svg:x="12.587cm" svg:y="5.6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path draw:style-name="gr9" draw:text-style-name="P1" draw:layer="layout" svg:width="0.999cm" svg:height="0.099cm" draw:transform="rotate (-1.5707963267949) translate (11.475cm 4.485cm)" svg:viewBox="0 0 1000 100" svg:d="M1000 100h-200c0 0-17-100-100-100s-100 100-100 100c0 0 17-100-100-100s-100 100-100 100c0 0 0-100-100-100s-100 100-100 100h-200">
                <text:p/>
              </draw:path>
              <draw:custom-shape draw:style-name="gr5" draw:text-style-name="P1" draw:layer="layout" svg:width="0.2cm" svg:height="0.2cm" draw:transform="rotate (1.5707963267949) translate (11.275cm 4.58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2cm" svg:height="0.2cm" draw:transform="rotate (1.5707963267949) translate (11.274cm 5.58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1" draw:layer="layout" svg:width="0.999cm" svg:height="0.099cm" draw:transform="rotate (-1.5707963267949) translate (11.486cm 3.484cm)" svg:viewBox="0 0 1000 100" svg:d="M1000 100h-200c0 0-17-100-100-100s-100 100-100 100c0 0 17-100-100-100s-100 100-100 100c0 0 0-100-100-100s-100 100-100 100h-200">
                <text:p/>
              </draw:path>
              <draw:custom-shape draw:style-name="gr5" draw:text-style-name="P1" draw:layer="layout" svg:width="0.2cm" svg:height="0.2cm" draw:transform="rotate (1.5707963267949) translate (11.286cm 3.58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2cm" svg:height="0.2cm" draw:transform="rotate (1.5707963267949) translate (11.285cm 4.58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8" draw:text-style-name="P3" draw:layer="layout" svg:width="1.4cm" svg:height="2.4cm" svg:x="9cm" svg:y="5.6cm">
            <text:p text:style-name="P1"><text:span text:style-name="T2">1B <text:s text:c="2"/>1C</text:span></text:p>
            <text:p text:style-name="P1"><text:span text:style-name="T2">2B <text:s text:c="2"/>2C</text:span></text:p>
            <text:p text:style-name="P1"><text:span text:style-name="T2">3B <text:s text:c="2"/>3C</text:span></text:p>
            <text:p text:style-name="P1"><text:span text:style-name="T2">4B <text:s text:c="2"/>4C</text:span></text:p>
            <text:p text:style-name="P1"><text:span text:style-name="T2">...</text:span></text:p>
            <text:p text:style-name="P1"><text:span text:style-name="T2">E <text:s/>COM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1.848cm" svg:height="0.607cm" svg:x="8.8cm" svg:y="7.9cm">
            <draw:text-box>
              <text:p><text:span text:style-name="T3">ULN2003</text:span></text:p>
            </draw:text-box>
          </draw:frame>
        </draw:g>
        <draw:polyline draw:style-name="gr3" draw:text-style-name="P1" draw:layer="layout" svg:width="1.223cm" svg:height="2.288cm" draw:transform="rotate (0.0996583002888762) translate (10.1752702484293cm 3.55246748873313cm)" svg:viewBox="0 0 1224 2289" draw:points="0,2259 299,2289 527,0 1224,70">
          <text:p/>
        </draw:polyline>
        <draw:polyline draw:style-name="gr3" draw:text-style-name="P1" draw:layer="layout" svg:width="1.064cm" svg:height="0.696cm" draw:transform="rotate (0.0996583002888762) translate (10.3405991126305cm 5.60592901194481cm)" svg:viewBox="0 0 1065 697" draw:points="0,597 995,697 1065,0">
          <text:p/>
        </draw:polyline>
        <draw:polyline draw:style-name="gr3" draw:text-style-name="P1" draw:layer="layout" svg:width="1.371cm" svg:height="0.795cm" draw:transform="rotate (0.0996583002888762) translate (10.3346589203931cm 5.93651983234555cm)" svg:viewBox="0 0 1372 796" draw:points="0,667 1293,796 1372,0">
          <text:p/>
        </draw:polyline>
        <draw:polyline draw:style-name="gr3" draw:text-style-name="P1" draw:layer="layout" svg:width="3.41cm" svg:height="1.293cm" draw:transform="rotate (0.0996583002888762) translate (10.3059470250985cm 6.1393698102447cm)" svg:viewBox="0 0 3411 1294" draw:points="0,965 3282,1294 3411,0">
          <text:p/>
        </draw:polyline>
        <draw:custom-shape draw:style-name="gr11" draw:text-style-name="P1" draw:layer="layout" svg:width="0.2cm" svg:height="0.2cm" svg:x="10.9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8.302cm" svg:y="7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cm" svg:y1="8.6cm" svg:x2="8.4cm" svg:y2="7.8cm">
          <text:p/>
        </draw:line>
        <draw:custom-shape draw:style-name="gr12" draw:text-style-name="P1" draw:layer="layout" svg:width="0.2cm" svg:height="0.2cm" svg:x="10.904cm" svg:y="8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3.382cm" svg:height="1.331cm" draw:transform="rotate (0.0996583002888762) translate (5.50109924599306cm 5.21088904132275cm)" svg:viewBox="0 0 3383 1332" draw:points="99,0 0,994 3383,1332">
          <text:p/>
        </draw:polyline>
        <draw:custom-shape draw:style-name="gr11" draw:text-style-name="P1" draw:layer="layout" svg:width="0.2cm" svg:height="0.2cm" svg:x="5.5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5.302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5.103cm" svg:y="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1" draw:layer="layout" svg:width="3.581cm" svg:height="1.75cm" draw:transform="rotate (0.0996583002888762) translate (5.26140034473502cm 5.21385851636821cm)" svg:viewBox="0 0 3582 1751" draw:points="139,0 0,1393 3582,1751">
          <text:p/>
        </draw:polyline>
        <draw:polyline draw:style-name="gr16" draw:text-style-name="P1" draw:layer="layout" svg:width="3.78cm" svg:height="2.168cm" draw:transform="rotate (0.0996583002888762) translate (5.02180044323074cm 5.21781809247342cm)" svg:viewBox="0 0 3781 2169" draw:points="179,0 0,1791 3781,2169">
          <text:p/>
        </draw:polyline>
        <draw:frame draw:style-name="gr6" draw:text-style-name="P5" draw:layer="layout" svg:width="1.56cm" svg:height="0.666cm" svg:x="7.54cm" svg:y="5.658cm">
          <draw:text-box>
            <text:p><text:span text:style-name="T4">P8_10</text:span></text:p>
          </draw:text-box>
        </draw:frame>
        <draw:frame draw:style-name="gr6" draw:text-style-name="P7" draw:layer="layout" svg:width="1.56cm" svg:height="0.666cm" svg:x="7.54cm" svg:y="6.07cm">
          <draw:text-box>
            <text:p text:style-name="P6"><text:span text:style-name="T5">P8_12</text:span></text:p>
          </draw:text-box>
        </draw:frame>
        <draw:frame draw:style-name="gr6" draw:text-style-name="P9" draw:layer="layout" svg:width="1.56cm" svg:height="0.666cm" svg:x="7.54cm" svg:y="6.47cm">
          <draw:text-box>
            <text:p text:style-name="P8"><text:span text:style-name="T6">P8_14</text:span></text:p>
          </draw:text-box>
        </draw:frame>
        <draw:frame draw:style-name="gr6" draw:text-style-name="P11" draw:layer="layout" svg:width="1.56cm" svg:height="0.666cm" svg:x="7.54cm" svg:y="5.258cm">
          <draw:text-box>
            <text:p text:style-name="P10"><text:span text:style-name="T7">P8_08</text:span></text:p>
          </draw:text-box>
        </draw:frame>
        <draw:frame draw:style-name="gr6" draw:text-style-name="P2" draw:layer="layout" svg:width="0.925cm" svg:height="0.666cm" svg:x="10.94cm" svg:y="8.262cm">
          <draw:text-box>
            <text:p><text:span text:style-name="T1">5V</text:span></text:p>
          </draw:text-box>
        </draw:frame>
        <draw:frame draw:style-name="gr6" draw:text-style-name="P2" draw:layer="layout" svg:width="1.137cm" svg:height="0.666cm" svg:x="7.141cm" svg:y="8.262cm">
          <draw:text-box>
            <text:p><text:span text:style-name="T1">GND</text:span></text:p>
          </draw:text-box>
        </draw:frame>
        <draw:g>
          <draw:line draw:style-name="gr3" draw:text-style-name="P1" draw:layer="layout" svg:x1="8.1cm" svg:y1="8.6cm" svg:x2="8.7cm" svg:y2="8.6cm">
            <text:p/>
          </draw:line>
          <draw:line draw:style-name="gr3" draw:text-style-name="P1" draw:layer="layout" svg:x1="8.22cm" svg:y1="8.7cm" svg:x2="8.58cm" svg:y2="8.7cm">
            <text:p/>
          </draw:line>
          <draw:line draw:style-name="gr3" draw:text-style-name="P1" draw:layer="layout" svg:x1="8.34cm" svg:y1="8.8cm" svg:x2="8.46cm" svg:y2="8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21T13:55:47.213922231</dc:date>
    <meta:editing-duration>PT1H30M52S</meta:editing-duration>
    <meta:editing-cycles>23</meta:editing-cycles>
    <meta:generator>LibreOffice/4.2.6.3$Linux_X86_64 LibreOffice_project/420m0$Build-3</meta:generator>
    <meta:document-statistic meta:object-count="55"/>
  </office:meta>
</office:document-meta>
</file>